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165cm" fo:min-width="24.265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24.265cm"/>
    </style:style>
    <style:style style:name="gr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4.265cm"/>
    </style:style>
    <style:style style:name="gr5" style:family="graphic" style:parent-style-name="standard">
      <style:graphic-properties draw:textarea-horizontal-align="justify" draw:textarea-vertical-align="middle" draw:auto-grow-height="false" fo:min-height="14.831cm" fo:min-width="15.692cm"/>
    </style:style>
    <style:style style:name="gr6" style:family="graphic" style:parent-style-name="standard">
      <style:graphic-properties draw:textarea-horizontal-align="justify" draw:textarea-vertical-align="middle" draw:auto-grow-height="false" fo:min-height="8.64cm" fo:min-width="7.596cm"/>
    </style:style>
    <style:style style:name="gr7" style:family="graphic" style:parent-style-name="standard">
      <style:graphic-properties draw:textarea-horizontal-align="justify" draw:textarea-vertical-align="middle" draw:auto-grow-height="false" fo:min-height="5.782cm" fo:min-width="7.59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0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3.244cm" fo:min-width="15.375cm"/>
    </style:style>
    <style:style style:name="gr14" style:family="graphic" style:parent-style-name="standard">
      <style:graphic-properties fo:border="none"/>
    </style:style>
    <style:style style:name="gr15" style:family="graphic" style:parent-style-name="Filled_20_Red">
      <style:graphic-properties fo:borde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6.74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02cm" fo:min-width="0.452cm"/>
    </style:style>
    <style:style style:name="gr18" style:family="graphic" style:parent-style-name="standard">
      <style:graphic-properties draw:textarea-horizontal-align="justify" draw:textarea-vertical-align="middle" draw:auto-grow-height="false" fo:min-height="0.702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226cm" fo:min-width="24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/>
    <style:style style:name="P6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7" style:family="paragraph">
      <style:paragraph-properties fo:text-align="center"/>
      <style:text-properties fo:color="#2a6099" loext:opacity="100%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bar 1" form:control-implementation="ooo:com.sun.star.form.component.ScrollBar" xml:id="control1" form:id="control1" form:current-value="94" form:value="0" form:delay-for-repeat="PT0.050000000S" form:min-value="-3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crollbar 2" form:control-implementation="ooo:com.sun.star.form.component.ScrollBar" xml:id="control2" form:id="control2" form:orientation="vertical" form:current-value="1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draw:custom-shape draw:style-name="gr1" draw:text-style-name="P1" draw:layer="layout" svg:width="24.765cm" svg:height="18.415cm" svg:x="0.317cm" svg:y="0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4.765cm" svg:height="0.635cm" svg:x="0.317cm" svg:y="0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24.447cm" svg:y="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23.495cm" svg:y="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22.542cm" svg:y="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4.765cm" svg:height="0.635cm" svg:x="0.317cm" svg:y="0.9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4.765cm" svg:height="1.27cm" svg:x="0.317cm" svg:y="1.5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192cm" svg:height="15.081cm" svg:x="0.476cm" svg:y="3.0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096cm" svg:height="8.89cm" svg:x="16.827cm" svg:y="3.0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096cm" svg:height="6.032cm" svg:x="16.827cm" svg:y="12.06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path draw:style-name="gr8" draw:text-style-name="P1" draw:layer="controls" svg:width="0.317cm" svg:height="0.317cm" svg:x="16.35cm" svg:y="3.016cm" svg:viewBox="0 0 318 318" svg:d="M0 317v-317h317v317zM1 1l317 317zM160 1l158 159zM1 160l159 158zM38 115l162 162zM114 34l162 162z">
          <text:p/>
        </draw:path>
        <draw:path draw:style-name="gr8" draw:text-style-name="P1" draw:layer="controls" svg:width="0.317cm" svg:height="0.317cm" svg:x="24.605cm" svg:y="3.016cm" svg:viewBox="0 0 318 318" svg:d="M0 317v-317h317v317zM1 1l317 317zM160 1l158 159zM1 160l159 158zM38 115l162 162zM114 34l162 162z">
          <text:p/>
        </draw:path>
        <draw:path draw:style-name="gr8" draw:text-style-name="P1" draw:layer="controls" svg:width="0.317cm" svg:height="0.317cm" svg:x="24.606cm" svg:y="12.065cm" svg:viewBox="0 0 318 318" svg:d="M0 317v-317h317v317zM1 1l317 317zM160 1l158 159zM1 160l159 158zM38 115l162 162zM114 34l162 162z">
          <text:p/>
        </draw:path>
        <draw:line draw:style-name="gr9" draw:text-style-name="P3" draw:layer="controls" svg:x1="16.192cm" svg:y1="3.492cm" svg:x2="0.952cm" svg:y2="3.492cm">
          <text:p/>
        </draw:line>
        <draw:line draw:style-name="gr9" draw:text-style-name="P3" draw:layer="controls" svg:x1="24.447cm" svg:y1="3.492cm" svg:x2="17.303cm" svg:y2="3.492cm">
          <text:p/>
        </draw:line>
        <draw:line draw:style-name="gr9" draw:text-style-name="P3" draw:layer="controls" svg:x1="24.447cm" svg:y1="12.541cm" svg:x2="17.303cm" svg:y2="12.541cm">
          <text:p/>
        </draw:line>
        <draw:frame draw:style-name="gr10" draw:text-style-name="P4" draw:layer="controls" svg:width="2.983cm" svg:height="0.645cm" svg:x="0.668cm" svg:y="3.006cm">
          <draw:text-box>
            <text:p><text:span text:style-name="T1">Simulation </text:span><text:span text:style-name="T1">View</text:span></text:p>
          </draw:text-box>
        </draw:frame>
        <draw:frame draw:style-name="gr11" draw:text-style-name="P4" draw:layer="controls" svg:width="2.763cm" svg:height="0.645cm" svg:x="16.986cm" svg:y="3.006cm">
          <draw:text-box>
            <text:p><text:span text:style-name="T1">Ent</text:span><text:span text:style-name="T1">ity </text:span><text:span text:style-name="T1">Sel</text:span><text:span text:style-name="T1">ect</text:span><text:span text:style-name="T1">or</text:span></text:p>
          </draw:text-box>
        </draw:frame>
        <draw:frame draw:style-name="gr12" draw:text-style-name="P4" draw:layer="controls" svg:width="2.907cm" svg:height="0.645cm" svg:x="16.986cm" svg:y="12.055cm">
          <draw:text-box>
            <text:p><text:span text:style-name="T1">Pro</text:span><text:span text:style-name="T1">per</text:span><text:span text:style-name="T1">ty </text:span><text:span text:style-name="T1">Gr</text:span><text:span text:style-name="T1">ap</text:span><text:span text:style-name="T1">h</text:span></text:p>
          </draw:text-box>
        </draw:frame>
        <draw:custom-shape draw:style-name="gr13" draw:text-style-name="P1" draw:layer="controls" svg:width="15.875cm" svg:height="13.494cm" svg:x="0.635cm" svg:y="3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gr14" draw:text-style-name="P5" draw:layer="controls" svg:width="15.557cm" svg:height="0.318cm" svg:x="0.635cm" svg:y="16.827cm" draw:control="control1"/>
        <draw:control draw:style-name="gr15" draw:text-style-name="P5" draw:layer="controls" svg:width="0.318cm" svg:height="13.176cm" svg:x="16.192cm" svg:y="3.651cm" draw:control="control2"/>
        <draw:line draw:style-name="gr9" draw:text-style-name="P3" draw:layer="controls" svg:x1="1.746cm" svg:y1="5.238cm" svg:x2="15.398cm" svg:y2="5.238cm">
          <text:p/>
        </draw:line>
        <draw:line draw:style-name="gr9" draw:text-style-name="P3" draw:layer="controls" svg:x1="1.746cm" svg:y1="6.032cm" svg:x2="15.398cm" svg:y2="6.032cm">
          <text:p/>
        </draw:line>
        <draw:line draw:style-name="gr9" draw:text-style-name="P3" draw:layer="controls" svg:x1="1.746cm" svg:y1="6.826cm" svg:x2="15.398cm" svg:y2="6.826cm">
          <text:p/>
        </draw:line>
        <draw:line draw:style-name="gr9" draw:text-style-name="P3" draw:layer="controls" svg:x1="1.746cm" svg:y1="7.62cm" svg:x2="15.398cm" svg:y2="7.62cm">
          <text:p/>
        </draw:line>
        <draw:line draw:style-name="gr9" draw:text-style-name="P3" draw:layer="controls" svg:x1="1.746cm" svg:y1="8.413cm" svg:x2="15.398cm" svg:y2="8.413cm">
          <text:p/>
        </draw:line>
        <draw:line draw:style-name="gr9" draw:text-style-name="P3" draw:layer="controls" svg:x1="1.746cm" svg:y1="9.207cm" svg:x2="15.398cm" svg:y2="9.207cm">
          <text:p/>
        </draw:line>
        <draw:line draw:style-name="gr9" draw:text-style-name="P3" draw:layer="controls" svg:x1="1.746cm" svg:y1="10.001cm" svg:x2="15.398cm" svg:y2="10.001cm">
          <text:p/>
        </draw:line>
        <draw:line draw:style-name="gr9" draw:text-style-name="P3" draw:layer="controls" svg:x1="2.381cm" svg:y1="4.603cm" svg:x2="2.381cm" svg:y2="15.716cm">
          <text:p/>
        </draw:line>
        <draw:line draw:style-name="gr9" draw:text-style-name="P3" draw:layer="controls" svg:x1="3.181cm" svg:y1="4.604cm" svg:x2="3.181cm" svg:y2="15.717cm">
          <text:p/>
        </draw:line>
        <draw:line draw:style-name="gr9" draw:text-style-name="P3" draw:layer="controls" svg:x1="3.981cm" svg:y1="4.605cm" svg:x2="3.981cm" svg:y2="15.718cm">
          <text:p/>
        </draw:line>
        <draw:line draw:style-name="gr9" draw:text-style-name="P3" draw:layer="controls" svg:x1="4.781cm" svg:y1="4.606cm" svg:x2="4.781cm" svg:y2="15.719cm">
          <text:p/>
        </draw:line>
        <draw:line draw:style-name="gr9" draw:text-style-name="P3" draw:layer="controls" svg:x1="5.581cm" svg:y1="4.607cm" svg:x2="5.581cm" svg:y2="15.72cm">
          <text:p/>
        </draw:line>
        <draw:line draw:style-name="gr9" draw:text-style-name="P3" draw:layer="controls" svg:x1="6.381cm" svg:y1="4.608cm" svg:x2="6.381cm" svg:y2="15.721cm">
          <text:p/>
        </draw:line>
        <draw:line draw:style-name="gr9" draw:text-style-name="P3" draw:layer="controls" svg:x1="7.181cm" svg:y1="4.609cm" svg:x2="7.181cm" svg:y2="15.722cm">
          <text:p/>
        </draw:line>
        <draw:line draw:style-name="gr9" draw:text-style-name="P3" draw:layer="controls" svg:x1="7.981cm" svg:y1="4.61cm" svg:x2="7.981cm" svg:y2="15.723cm">
          <text:p/>
        </draw:line>
        <draw:frame draw:style-name="gr16" draw:text-style-name="P4" draw:layer="controls" svg:width="8.778cm" svg:height="1.039cm" svg:x="0.371cm" svg:y="0.952cm">
          <draw:text-box>
            <text:p><text:span text:style-name="T1">File | Layout | Environment | Entities | Analytics | Help</text:span></text:p>
          </draw:text-box>
        </draw:frame>
        <draw:custom-shape draw:style-name="gr17" draw:text-style-name="P1" draw:layer="controls" svg:width="0.952cm" svg:height="0.952cm" svg:x="0.476cm" svg:y="1.7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controls" svg:width="0.952cm" svg:height="0.952cm" svg:x="1.576cm" svg:y="1.7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controls" svg:width="0.952cm" svg:height="0.952cm" svg:x="2.676cm" svg:y="1.7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controls" svg:width="0.952cm" svg:height="0.952cm" svg:x="3.776cm" svg:y="1.7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controls" svg:width="0.952cm" svg:height="0.952cm" svg:x="4.876cm" svg:y="1.74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controls" svg:x1="6.191cm" svg:y1="1.746cm" svg:x2="6.191cm" svg:y2="2.698cm">
          <text:p/>
        </draw:line>
        <draw:custom-shape draw:style-name="gr18" draw:text-style-name="P1" draw:layer="controls" svg:width="0.953cm" svg:height="0.952cm" svg:x="6.567cm" svg:y="1.7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controls" svg:width="0.953cm" svg:height="0.952cm" svg:x="7.667cm" svg:y="1.7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controls" svg:width="0.953cm" svg:height="0.952cm" svg:x="8.767cm" svg:y="1.74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controls" svg:x1="9.991cm" svg:y1="1.746cm" svg:x2="9.991cm" svg:y2="2.698cm">
          <text:p/>
        </draw:line>
        <draw:custom-shape draw:style-name="gr18" draw:text-style-name="P1" draw:layer="controls" svg:width="0.953cm" svg:height="0.952cm" svg:x="10.267cm" svg:y="1.746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controls" svg:width="1.209cm" svg:height="1.122cm" svg:x="8.731cm" svg:y="0.783cm">
          <draw:text-box>
            <text:p><text:span text:style-name="T2">[1]</text:span></text:p>
          </draw:text-box>
        </draw:frame>
        <draw:frame draw:style-name="gr20" draw:text-style-name="P6" draw:layer="controls" svg:width="1.209cm" svg:height="0.962cm" svg:x="11.808cm" svg:y="1.736cm">
          <draw:text-box>
            <text:p><text:span text:style-name="T2">[2]</text:span></text:p>
          </draw:text-box>
        </draw:frame>
        <draw:frame draw:style-name="gr20" draw:text-style-name="P6" draw:layer="controls" svg:width="1.209cm" svg:height="0.962cm" svg:x="1.013cm" svg:y="3.8cm">
          <draw:text-box>
            <text:p><text:span text:style-name="T2">[3]</text:span></text:p>
          </draw:text-box>
        </draw:frame>
        <draw:custom-shape draw:style-name="gr17" draw:text-style-name="P1" draw:layer="controls" svg:width="0.952cm" svg:height="0.952cm" svg:x="0.476cm" svg:y="1.7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controls" svg:width="0.635cm" svg:height="0.635cm" svg:x="0.635cm" svg:y="17.3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controls" svg:width="0.635cm" svg:height="0.635cm" svg:x="1.428cm" svg:y="17.3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controls" svg:width="0.635cm" svg:height="0.635cm" svg:x="2.222cm" svg:y="17.3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controls" svg:width="0.635cm" svg:height="0.635cm" svg:x="3.016cm" svg:y="17.303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controls" svg:width="1.209cm" svg:height="0.962cm" svg:x="4.347cm" svg:y="17.135cm">
          <draw:text-box>
            <text:p><text:span text:style-name="T2">[4</text:span><text:span text:style-name="T2">]</text:span></text:p>
          </draw:text-box>
        </draw:frame>
        <draw:frame draw:style-name="gr22" draw:text-style-name="P6" draw:layer="controls" svg:width="1.209cm" svg:height="0.962cm" svg:x="14.031cm" svg:y="2.698cm">
          <draw:text-box>
            <text:p><text:span text:style-name="T2">[5]</text:span></text:p>
          </draw:text-box>
        </draw:frame>
        <draw:frame draw:style-name="gr20" draw:text-style-name="P6" draw:layer="controls" svg:width="1.209cm" svg:height="0.962cm" svg:x="20.32cm" svg:y="11.43cm">
          <draw:text-box>
            <text:p><text:span text:style-name="T2">[6</text:span><text:span text:style-name="T2">]</text:span></text:p>
          </draw:text-box>
        </draw:frame>
        <draw:custom-shape draw:style-name="gr23" draw:text-style-name="P1" draw:layer="layout" svg:width="24.765cm" svg:height="0.476cm" svg:x="0.317cm" svg:y="18.2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03cm" draw:marker-start-center="false" draw:marker-end-width="0.203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6T15:17:00.586954410</meta:creation-date>
    <dc:date>2022-12-08T20:37:30.334384993</dc:date>
    <meta:editing-duration>P1DT1H41M23S</meta:editing-duration>
    <meta:editing-cycles>8</meta:editing-cycles>
    <meta:generator>LibreOffice/7.3.7.2$Linux_X86_64 LibreOffice_project/30$Build-2</meta:generator>
    <meta:document-statistic meta:object-count="61"/>
  </office:meta>
</office:document-meta>
</file>